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Shalom Bhooshi</text:p>
      <text:p text:style-name="Author">  <text:a xlink:type="simple" xlink:href="http://shalomb.github.io/" office:name=""><text:span text:style-name="Definition">shalomb.github.io</text:span></text:a> ◦ <text:a xlink:type="simple" xlink:href="mailto:s.bhooshi@gmail.com" office:name=""><text:span text:style-name="Definition">s.bhooshi@gmail.com</text:span></text:a> ◦ +421 948 140 290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centric approach to Systems Engineering for IT Infrastructure, Tooling and Platforms</text:p>
        </text:list-item>
        <text:list-item>
          <text:p text:style-name="P1">Solution Design balancing Big Picture Thinking and Design for Iteration for Agile Delivery</text:p>
        </text:list-item>
        <text:list-item>
          <text:p text:style-name="P1">Application of Agile and DevOps practices to manage Continuous Delivery pipelines</text:p>
        </text:list-item>
        <text:list-item>
          <text:p text:style-name="P1">Site Reliability Engineering in the Continuous Improvement of Service Agility and Reliability</text:p>
        </text:list-item>
        <text:list-item>
          <text:p text:style-name="P1">Project Delivery using Initiative, Conceptual Thinking, Communication, Teamwork and Pragmatism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kubernetes.io/" office:name=""><text:span text:style-name="Definition">Kubernetes</text:span></text:a>, <text:a xlink:type="simple" xlink:href="https://k3s.io/" office:name=""><text:span text:style-name="Definition">k3s</text:span></text:a>, <text:a xlink:type="simple" xlink:href="https://docs.docker.com/compose/" office:name=""><text:span text:style-name="Definition">docker-compose</text:span></text:a>, <text:a xlink:type="simple" xlink:href="https://github.com/kubernetes/kompose" office:name=""><text:span text:style-name="Definition">kompose</text:span></text:a>, <text:a xlink:type="simple" xlink:href="https://www.consul.io/" office:name=""><text:span text:style-name="Definition">Consul</text:span></text:a>, <text:a xlink:type="simple" xlink:href="https://istio.io/" office:name=""><text:span text:style-name="Definition">Istio</text:span></text:a>*</text:p>
      <text:p text:style-name="Definition_20_Term_20_Tight">Operating Systems</text:p>
      <text:p text:style-name="Definition_20_Definition_20_Tight"><text:a xlink:type="simple" xlink:href="http://www.debian.org/" office:name=""><text:span text:style-name="Definition">Debian</text:span></text:a>/<text:a xlink:type="simple" xlink:href="http://www.ubuntu.com/" office:name=""><text:span text:style-name="Definition">Ubuntu</text:span></text:a>/<text:a xlink:type="simple" xlink:href="https://www.centos.org/" office:name=""><text:span text:style-name="Definition">CentOS</text:span></text:a> <text:a xlink:type="simple" xlink:href="https://linux.org/" office:name=""><text:span text:style-name="Definition">Linux</text:span></text:a>, <text:a xlink:type="simple" xlink:href="https://en.wikipedia.org/wiki/Windows_Server#Members" office:name=""><text:span text:style-name="Definition">Windows Server 2003-2016</text:span></text:a>, <text:a xlink:type="simple" xlink:href="http://www.freebsd.org/" office:name=""><text:span text:style-name="Definition">FreeBSD</text:span></text:a></text:p>
      <text:p text:style-name="Definition_20_Term_20_Tight">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, <text:a xlink:type="simple" xlink:href="https://wiki.debian.org/CheckInstall" office:name=""><text:span text:style-name="Definition">CheckInstall</text:span></text:a>, <text:a xlink:type="simple" xlink:href="https://stackstorm.com/" office:name=""><text:span text:style-name="Definition">StackStorm</text:span></text:a>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lang</text:span></text:a>, <text:a xlink:type="simple" xlink:href="https://www.ruby-lang.org/en/" office:name=""><text:span text:style-name="Definition">Ruby</text:span></text:a>, <text:a xlink:type="simple" xlink:href="https://en.wikipedia.org/wiki/Windows_PowerShell" office:name=""><text:span text:style-name="Definition">Powershell</text:span></text:a>/<text:a xlink:type="simple" xlink:href="http://www.microsoft.com/net" office:name=""><text:span text:style-name="Definition">.NET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/Perl6</text:span></text:a></text:p>
      <text:p text:style-name="Definition_20_Term_20_Tight">Configuration</text:p>
      <text:p text:style-name="Definition_20_Definition_20_Tight"><text:a xlink:type="simple" xlink:href="https://www.freedesktop.org/wiki/Software/systemd/" office:name=""><text:span text:style-name="Definition">systemd</text:span></text:a>, <text:a xlink:type="simple" xlink:href="https://github.com/ochinchina/supervisord" office:name=""><text:span text:style-name="Definition">supervisord</text:span></text:a>, <text:a xlink:type="simple" xlink:href="https://mmonit.com/monit/" office:name=""><text:span text:style-name="Definition">monit</text:span></text:a>, <text:a xlink:type="simple" xlink:href="https://jinja.palletsprojects.com/en/2.11.x/" office:name=""><text:span text:style-name="Definition">Jinja2</text:span></text:a>, <text:a xlink:type="simple" xlink:href="https://puppet.com/docs/puppet/5.5/lang_template_erb.html" office:name=""><text:span text:style-name="Definition">ERB</text:span></text:a>, <text:a xlink:type="simple" xlink:href="http://yaml.org/" office:name=""><text:span text:style-name="Definition">YAML</text:span></text:a>, <text:a xlink:type="simple" xlink:href="http://json.org/" office:name=""><text:span text:style-name="Definition">JSON</text:span></text:a> <text:a xlink:type="simple" xlink:href="https://json-schema.org/" office:name=""><text:span text:style-name="Definition">Schema</text:span></text:a>/<text:a xlink:type="simple" xlink:href="https://goessner.net/articles/JsonPath/" office:name=""><text:span text:style-name="Definition">Path</text:span></text:a>, <text:a xlink:type="simple" xlink:href="https://github.com/toml-lang/toml" office:name=""><text:span text:style-name="Definition">TOML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www.icinga.com/products/icinga-2/" office:name=""><text:span text:style-name="Definition">Icinga2</text:span></text:a>/<text:a xlink:type="simple" xlink:href="https://checkmk.com/" office:name=""><text:span text:style-name="Definition">CheckMK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, <text:a xlink:type="simple" xlink:href="http://www.cacti.net/" office:name=""><text:span text:style-name="Definition">Cacti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REST" office:name=""><text:span text:style-name="Definition">REST</text:span></text:a>, <text:a xlink:type="simple" xlink:href="https://microservices.io/" office:name=""><text:span text:style-name="Definition">Microservices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</text:span></text:a>, <text:a xlink:type="simple" xlink:href="http://mariadb.org/" office:name=""><text:span text:style-name="Definition">MariaDB</text:span></text:a>/<text:a xlink:type="simple" xlink:href="http://www.mysql.com/why-mysql/" office:name=""><text:span text:style-name="Definition">MySQL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Virtualization</text:p>
      <text:p text:style-name="Definition_20_Definition_20_Tight"><text:a xlink:type="simple" xlink:href="https://citrix.com/" office:name=""><text:span text:style-name="Definition">Citrix</text:span></text:a> <text:a xlink:type="simple" xlink:href="https://www.citrix.com/products/citrix-hypervisor/" office:name=""><text:span text:style-name="Definition">Hypervisor</text:span></text:a>/<text:a xlink:type="simple" xlink:href="http://xenserver.org/" office:name=""><text:span text:style-name="Definition">XenServer</text:span></text:a>, <text:a xlink:type="simple" xlink:href="https://wiki.debian.org/KVM" office:name=""><text:span text:style-name="Definition">KVM</text:span></text:a>, <text:a xlink:type="simple" xlink:href="http://www.xenproject.org/" office:name=""><text:span text:style-name="Definition">Xen</text:span></text:a>, <text:a xlink:type="simple" xlink:href="https://libvirt.org/" office:name=""><text:span text:style-name="Definition">libvirt</text:span></text:a>, <text:a xlink:type="simple" xlink:href="http://www.microsoft.com/en-us/server-cloud/solutions/virtualization.aspx" office:name=""><text:span text:style-name="Definition">Microsoft Hyper-V</text:span></text:a></text:p>
      <text:p text:style-name="Definition_20_Term_20_Tight">Compute Hardware</text:p>
      <text:p text:style-name="Definition_20_Definition_20_Tight"><text:a xlink:type="simple" xlink:href="http://www.dell.com/us/business/p/poweredge-rack-servers" office:name=""><text:span text:style-name="Definition">Dell PowerEdge</text:span></text:a>, <text:a xlink:type="simple" xlink:href="https://www.hpe.com/us/en/servers/proliant-servers.html" office:name=""><text:span text:style-name="Definition">HP Proliant</text:span></text:a>, <text:a xlink:type="simple" xlink:href="http://www8.hp.com/us/en/products/servers/bladesystem/" office:name=""><text:span text:style-name="Definition">HP BladeSystem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Storage</text:p>
      <text:p text:style-name="Definition_20_Definition_20_Tight"><text:a xlink:type="simple" xlink:href="https://en.wikipedia.org/wiki/NFS" office:name=""><text:span text:style-name="Definition">NFS</text:span></text:a>, <text:a xlink:type="simple" xlink:href="https://en.wikipedia.org/wiki/ISCSI" office:name=""><text:span text:style-name="Definition">iSCSI</text:span></text:a>, <text:a xlink:type="simple" xlink:href="https://aws.amazon.com/s3/" office:name=""><text:span text:style-name="Definition">S3</text:span></text:a>/<text:a xlink:type="simple" xlink:href="https://wiki.openstack.org/wiki/Swift" office:name=""><text:span text:style-name="Definition">Swift</text:span></text:a>, <text:a xlink:type="simple" xlink:href="http://www.dell.com/us/business/p/dell-compellent" office:name=""><text:span text:style-name="Definition">Dell Compellent</text:span></text:a>, <text:a xlink:type="simple" xlink:href="http://www.netapp.com/us/products/storage-systems/" office:name=""><text:span text:style-name="Definition">NetApp</text:span></text:a>, <text:a xlink:type="simple" xlink:href="http://www8.hp.com/h20195/v2/GetHTML.aspx?docname=c04168365" office:name=""><text:span text:style-name="Definition">HP StorageWorks</text:span></text:a>, <text:a xlink:type="simple" xlink:href="https://www.quadstor.com/" office:name=""><text:span text:style-name="Definition">QuadStor</text:span></text:a></text:p>
      <text:p text:style-name="Definition_20_Term_20_Tight">Other</text:p>
      <text:p text:style-name="Definition_20_Definition_20_Tight">See my <text:a xlink:type="simple" xlink:href="https://stackoverflow.com/story/shalombhooshi" office:name=""><text:span text:style-name="Definition">StackOverflow Developer Story</text:span></text:a> for <text:a xlink:type="simple" xlink:href="https://app.pluralsight.com/profile/shalom-bhooshi" office:name=""><text:span text:style-name="Definition">assessments</text:span></text:a> and <text:a xlink:type="simple" xlink:href="https://github.com/shalomb?tab=repositories" office:name=""><text:span text:style-name="Definition">opensource work</text:span></text:a>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, deliver and advance PaaS offerings in an <text:span text:style-name="T1">aaS</text:span> fashion to complement and enrich the Openstack IaaS (e.g. DBaaS, LBaaS, FaaS, Big Data/NoSQL, Service Monitoring, Log Management, Data Archival, Disaster Recovery).</text:p>
        </text:list-item>
        <text:list-item>
          <text:p text:style-name="P2">As a Technical Lead: PaaS architecture definition, agile roadmap alignment, dependency management, backlog prioritization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Library Code) to sustain IaC and Continuous Delivery activities of the platform.</text:p>
        </text:list-item>
        <text:list-item>
          <text:p text:style-name="P3">Consultation and design of VNF service delivery CI/CD pipelines, branching and release model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Development of VNF Orchestrator and practices for VNF Onboarding and Lifecycle Management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vs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incident/RCA transparency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Oct 2013 → Aug 2015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Skills &amp; Experience</text:p>
      <text:p text:style-name="Definition_20_Definition_20_Tight">IaaS, Cloud Architecture, Network Design, Enterprise Software Testing, DevOps, Teamwork, Mentoring, Virtualization, CloudStack, XenServer, PowerShell/.NET, Perl, Python, Ruby, Linux, Windows Server, WDS, CouchDB, Icinga, Puppet</text:p>
      <text:list text:style-name="L6">
        <text:list-item>
          <text:p text:style-name="P6">Systems Architect/DevOps Engineer of a self-service IaaS cloud (<text:a xlink:type="simple" xlink:href="https://cloudstack.apache.org/" office:name=""><text:span text:style-name="Definition">Apache CloudStack</text:span></text:a>/<text:a xlink:type="simple" xlink:href="https://www.citrix.com/products/xenserver/" office:name=""><text:span text:style-name="Definition">XenServer</text:span></text:a>) supporting ad-hoc and Continuous Testing activities of 65+ internal engineering teams.</text:p>
        </text:list-item>
        <text:list-item>
          <text:p text:style-name="P6">Solving push-button provisioning of Citrix VDI (Virtual Desktop Infrastructure) test environments on Cloud and Virtualization Backends (Xenserver, ESX, Hyper-v, Azure)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Definition_20_Term_20_Tight">Apr 2012 → Oct 2013</text:p>
      <text:p text:style-name="Definition_20_Definition_20_Tight">Associate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Jul 2010 → Apr 2012</text:p>
      <text:p text:style-name="Definition_20_Definition_20_Tight">Software Test Engineer, Test Automation, <text:a xlink:type="simple" xlink:href="https://www.citrix.com/products/xenapp-xendesktop/" office:name=""><text:span text:style-name="Definition">XenDesktop Engineering</text:span></text:a>.</text:p>
      <text:p text:style-name="Horizontal_20_Line"/>
      <text:p text:style-name="Definition_20_Term_20_Tight">Aug 2002 → Dec 2007</text:p>
      <text:p text:style-name="Definition_20_Definition_20_Tight">Greater London Area, United Kingdom</text:p>
      <text:p text:style-name="Definition_20_Term_20_Tight">IT Freelancer</text:p>
      <text:p text:style-name="Definition_20_Definition_20_Tight">Web development/mastering, Office IT network solutions &amp; support</text:p>
      <text:p text:style-name="Definition_20_Term_20_Tight">Skills &amp; Experience</text:p>
      <text:p text:style-name="Definition_20_Definition_20_Tight">Linux, Bash/Shell, Perl/mod_perl, PHP, Apache, Postgres/MySQL, PrototypeJS, IIS, WSH/JScript/VBScript, Office IT Network design/security, Microsoft small-business solutions, Microsoft Office/Frontpage, Webpage/Pamphlet Design,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Parenting, Fatherhood ◦ Cycling, Running, Outdoors ◦ Guitar, Music ◦ <text:a xlink:type="simple" xlink:href="https://engineeringblogs.xyz/" office:name=""><text:span text:style-name="Definition">engineeringblogs.xyz</text:span></text:a>,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/Perl6 Community</text:span></text:a> ◦ Home IoT w/ Raspberry Pi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 (♑︎)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p text:style-name="Definition_20_Term_20_Tight">Links</text:p>
      <text:p text:style-name="Definition_20_Definition_20_Tight"><text:a xlink:type="simple" xlink:href="https://uk.linkedin.com/in/shalombhooshi" office:name=""><text:span text:style-name="Definition">LinkedIn</text:span></text:a> । <text:a xlink:type="simple" xlink:href="https://github.com/shalomb/" office:name=""><text:span text:style-name="Definition">Github</text:span></text:a> । <text:a xlink:type="simple" xlink:href="https://stackoverflow.com/story/shalombhooshi" office:name=""><text:span text:style-name="Definition">Developer Story</text:span></text:a> । <text:a xlink:type="simple" xlink:href="https://keybase.io/shalomb" office:name=""><text:span text:style-name="Definition">Keybase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https://shalomb.github.io/cv/shalom_bhooshi-cv.pdf" office:name=""><text:span text:style-name="Definition">shalom_bhooshi-cv.pdf</text:span></text:a></text:p>
      <text:p text:style-name="Definition_20_Term_20_Tight">Other Versions</text:p>
      <text:p text:style-name="Definition_20_Definition_20_Tight"><text:a xlink:type="simple" xlink:href="https://shalomb.github.io/cv/" office:name=""><text:span text:style-name="Definition">Online</text:span></text:a>, <text:a xlink:type="simple" xlink:href="https://shalomb.github.io/cv/cv.docx" office:name=""><text:span text:style-name="Definition">Microsoft Word</text:span></text:a>, <text:a xlink:type="simple" xlink:href="https://shalomb.github.io/cv/cv.odt" office:name=""><text:span text:style-name="Definition">OpenDocument Tex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lom Bhooshi</dc:title>
    <dc:creator>  shalomb.github.io ◦ s.bhooshi@gmail.com ◦ +421 948 140 290 </dc:creator>
    <meta:user-defined meta_name="abstract" meta-value-type="string">An adept Systems/SRE/DevOps engineer with a background in the agile delivery of IT platforms and services. Being software-inclined, I subscribe to software-defined everything principles in building and operating reliable yet flexible solutions. I seek a progressive role in an agile work setting that embraces cloud-native and open-source technologies to innovate and advance business.</meta:user-defined>
    <meta:user-defined meta_name="pagetitle" meta-value-type="string">Shalom Bhooshi — Curriculum Vitae</meta:user-defined>
  </office:meta>
</office:document-meta>
</file>